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paragraph-properties fo:text-align="start" style:justify-single-word="false"/>
      <style:text-properties style:font-name="Liberation Mono" fo:font-size="24pt" style:font-size-asian="24pt" style:font-size-complex="24pt"/>
    </style:style>
    <style:style style:name="P16" style:family="paragraph" style:parent-style-name="normal">
      <style:text-properties style:font-name="Essiah" fo:font-size="28pt" style:font-size-asian="28pt" style:font-size-complex="28pt"/>
    </style:style>
    <style:style style:name="P17" style:family="paragraph" style:parent-style-name="normal">
      <style:text-properties style:font-name="Essiah" fo:font-size="22pt" style:font-size-asian="22pt" style:font-size-complex="22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2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14pt" style:font-name-asian="eXsE1" style:font-size-asian="14pt" style:font-name-complex="eXsE1" style:font-size-complex="14pt"/>
    </style:style>
    <style:style style:name="P24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2pt" fo:letter-spacing="normal" fo:font-style="normal" fo:font-weight="bold" fo:background-color="transparent" style:font-name-asian="essiah2" style:font-size-asian="12pt" style:font-weight-asian="bold" style:font-name-complex="essiah2" style:font-size-complex="12pt" style:font-weight-complex="bold"/>
    </style:style>
    <style:style style:name="P5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9" style:family="paragraph" style:parent-style-name="Heading_20_1">
      <style:text-properties style:font-name="Bodoni 72"/>
    </style:style>
    <style:style style:name="P60" style:family="paragraph" style:parent-style-name="Heading_20_1">
      <style:text-properties style:font-name="Bodoni 72" style:text-underline-style="none"/>
    </style:style>
    <style:style style:name="P61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2" style:family="paragraph" style:parent-style-name="Heading_20_2">
      <style:text-properties style:font-name="Bodoni 72"/>
    </style:style>
    <style:style style:name="P63" style:family="paragraph" style:parent-style-name="Heading_20_2">
      <style:text-properties style:font-name="Bodoni 72" style:font-name-asian="Verdana1" style:font-name-complex="Verdana1"/>
    </style:style>
    <style:style style:name="P64" style:family="paragraph" style:parent-style-name="Heading_20_2">
      <style:text-properties style:font-name="Bodoni 72" style:text-underline-style="none" style:font-name-asian="essiah2" style:font-name-complex="essiah2"/>
    </style:style>
    <style:style style:name="P65" style:family="paragraph" style:parent-style-name="Standard">
      <style:paragraph-properties fo:text-align="start" style:justify-single-word="false" style:writing-mode="lr-tb"/>
      <style:text-properties fo:color="#000000" style:font-name="Essiah" fo:font-size="22pt" fo:font-weight="bold" style:font-size-asian="22pt" style:font-weight-asian="bold" style:font-size-complex="22pt" style:font-weight-complex="bold"/>
    </style:style>
    <style:style style:name="P66" style:family="paragraph" style:parent-style-name="Title" style:master-page-name="Standard">
      <style:paragraph-properties style:page-number="1"/>
      <style:text-properties style:font-name="Essiah" fo:font-style="normal" style:text-underline-style="none" style:font-style-asian="normal" style:font-style-complex="normal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fo:font-weight="normal" style:font-weight-asian="normal" style:font-weight-complex="normal" loext:opacity="100%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2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15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16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18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1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3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25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6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27" style:family="text">
      <style:text-properties style:font-name-asian="essiah2" style:font-name-complex="essiah2"/>
    </style:style>
    <style:style style:name="T28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9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1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2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3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style:font-name-asian="essiah2" style:font-name-complex="essiah2"/>
    </style:style>
    <style:style style:name="T37" style:family="text">
      <style:text-properties style:text-underline-style="none" fo:font-weight="normal" style:font-weight-asian="normal" style:font-weight-complex="normal" loext:opacity="100%"/>
    </style:style>
    <style:style style:name="T38" style:family="text">
      <style:text-properties style:font-name-asian="eXsE1" style:font-name-complex="eXsE1"/>
    </style:style>
    <style:style style:name="T39" style:family="text">
      <style:text-properties fo:font-weight="bold" style:font-name-asian="essiah2" style:font-weight-asian="bold" style:font-name-complex="essiah2" style:font-weight-complex="bold"/>
    </style:style>
    <style:style style:name="T40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1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2" style:family="text">
      <style:text-properties style:font-name="Essiah" fo:font-size="22pt" style:text-underline-style="none" style:font-size-asian="22pt" style:font-size-complex="22pt"/>
    </style:style>
    <style:style style:name="T43" style:family="text">
      <style:text-properties style:font-name="Essiah" fo:font-size="22pt" style:font-name-asian="essiah2" style:font-size-asian="22pt" style:font-name-complex="essiah2" style:font-size-complex="22pt"/>
    </style:style>
    <style:style style:name="T44" style:family="text">
      <style:text-properties style:text-position="sub 58%"/>
    </style:style>
    <style:style style:name="T45" style:family="text">
      <style:text-properties fo:font-size="22pt" style:font-name-asian="essiah2" style:font-size-asian="22pt" style:font-name-complex="essiah2" style:font-size-complex="22pt"/>
    </style:style>
    <style:style style:name="T46" style:family="text">
      <style:text-properties style:font-name="essiah1" style:text-underline-style="none" fo:font-weight="normal" style:font-weight-asian="normal" style:font-weight-complex="normal"/>
    </style:style>
    <style:style style:name="T47" style:family="text">
      <style:text-properties style:font-name="Bodoni 72"/>
    </style:style>
    <style:style style:name="T48" style:family="text">
      <style:text-properties style:text-position="0% 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essEo</text:p>
      <text:p text:style-name="P59">Alphabet</text:p>
      <text:p text:style-name="P28">euao EUAO</text:p>
      <text:p text:style-name="P28">owly OWL</text:p>
      <text:p text:style-name="P28">sxjS TvHm </text:p>
      <text:p text:style-name="P28">ZCzk fNnr</text:p>
      <text:p text:style-name="P28"><text:s/>pbd thgj</text:p>
      <text:p text:style-name="P15"><text:span text:style-name="T27"><text:s text:c="2"/></text:span><text:span text:style-name="T10"><text:s text:c="2"/></text:span><text:span text:style-name="T27"><text:s text:c="2"/></text:span><text:span text:style-name="T39"><text:s text:c="2"/></text:span><text:span text:style-name="T10"><text:s/></text:span></text:p>
      <text:p text:style-name="P14"><text:span text:style-name="T12">e</text:span><text:span text:style-name="T17">n</text:span><text:span text:style-name="T19"> <text:s/></text:span><text:span text:style-name="T11">u</text:span><text:span text:style-name="T20">m</text:span><text:span text:style-name="T11"> </text:span><text:span text:style-name="T14"><text:s/></text:span><text:span text:style-name="T11">a</text:span><text:span text:style-name="T22">t</text:span><text:span text:style-name="T20"> <text:s/></text:span><text:span text:style-name="T12">i</text:span><text:span text:style-name="T15">t <text:s/></text:span><text:span text:style-name="T12">ē</text:span><text:span text:style-name="T15"> <text:s text:c="2"/></text:span><text:span text:style-name="T12">ū <text:s text:c="2"/>ā</text:span><text:span text:style-name="T15"> <text:s/></text:span><text:span text:style-name="T12"><text:s/>ī</text:span></text:p>
      <text:p text:style-name="P14"><text:span text:style-name="T12">o</text:span><text:span text:style-name="T21"> <text:s text:c="2"/></text:span><text:span text:style-name="T12">ɔ</text:span><text:span text:style-name="T21"> <text:s/></text:span><text:span text:style-name="T17"><text:s/></text:span><text:span text:style-name="T13">l</text:span><text:span text:style-name="T17">ū <text:s/></text:span><text:span text:style-name="T13">ü</text:span><text:span text:style-name="T17"> <text:s text:c="2"/></text:span><text:span text:style-name="T12">ō</text:span><text:span text:style-name="T17"> <text:s text:c="2"/></text:span><text:span text:style-name="T13">ʊ</text:span><text:span text:style-name="T17"> <text:s text:c="2"/></text:span><text:span text:style-name="T12">ḻ</text:span><text:span text:style-name="T22">a</text:span><text:span text:style-name="T17"> <text:s text:c="3"/></text:span></text:p>
      <text:p text:style-name="P14"><text:span text:style-name="T11">s</text:span><text:span text:style-name="T14">ē <text:s/></text:span><text:span text:style-name="T13">xh</text:span><text:span text:style-name="T21">ō </text:span><text:span text:style-name="T12">j</text:span><text:span text:style-name="T22">ō</text:span><text:span text:style-name="T21"> <text:s/></text:span><text:span text:style-name="T13">sh</text:span><text:span text:style-name="T15">ē </text:span><text:span text:style-name="T13">∂</text:span><text:span text:style-name="T15">ē <text:s/></text:span><text:span text:style-name="T12">v</text:span><text:span text:style-name="T15">ū</text:span><text:span text:style-name="T12"> <text:s/></text:span><text:span text:style-name="T13">θ</text:span><text:span text:style-name="T22">ō <text:s/></text:span><text:span text:style-name="T13">m</text:span><text:span text:style-name="T18">ā</text:span></text:p>
      <text:p text:style-name="P14"><text:span text:style-name="T13">zh</text:span><text:span text:style-name="T16">ā </text:span><text:span text:style-name="T13">ch</text:span><text:span text:style-name="T17">ū </text:span><text:span text:style-name="T13">z</text:span><text:span text:style-name="T17">ū <text:s/></text:span><text:span text:style-name="T12">k</text:span><text:span text:style-name="T15">ē <text:s/></text:span><text:span text:style-name="T12">f</text:span><text:span text:style-name="T15">ē</text:span><text:span text:style-name="T22"> <text:s/></text:span><text:span text:style-name="T21">ō</text:span><text:span text:style-name="T12">ng</text:span><text:span text:style-name="T17"> </text:span><text:span text:style-name="T13">n</text:span><text:span text:style-name="T18">ā <text:s/></text:span><text:span text:style-name="T12">r</text:span><text:span text:style-name="T17">a <text:s/></text:span></text:p>
      <text:p text:style-name="P14"><text:span text:style-name="T17"><text:s text:c="4"/></text:span><text:span text:style-name="T12">p</text:span><text:span text:style-name="T16">ā</text:span><text:span text:style-name="T15"> <text:s/></text:span><text:span text:style-name="T12">b</text:span><text:span text:style-name="T22">ō</text:span><text:span text:style-name="T15"> <text:s/></text:span><text:span text:style-name="T13">d</text:span><text:span text:style-name="T16">ā</text:span><text:span text:style-name="T17"> <text:s/></text:span><text:span text:style-name="T12">t</text:span><text:span text:style-name="T15">ū</text:span><text:span text:style-name="T17"> <text:s/></text:span><text:span text:style-name="T13">h</text:span><text:span text:style-name="T17">ū</text:span><text:span text:style-name="T17"> <text:s/></text:span><text:span text:style-name="T12">g</text:span><text:span text:style-name="T22">ō</text:span></text:p>
      <text:p text:style-name="P61">Sample Text</text:p>
      <text:p text:style-name="P51"><text:span text:style-name="T3">sUnusEdasuO, sU </text:span><text:span text:style-name="T37">es s</text:span><text:span text:style-name="T32">U</text:span><text:span text:style-name="T37">nu pasen avum lok o. deb nel brAsO tu tEO s</text:span><text:span text:style-name="T32">U</text:span><text:span text:style-name="T37">nu Okr</text:span><text:span text:style-name="T32">U</text:span><text:span text:style-name="T37">s eru pasen. y den nel brAs te tEO. &lt;es s</text:span><text:span text:style-name="T32">U</text:span><text:span text:style-name="T37">nu pasen avum lok iesw.&gt; krUsO te pasen. nel kr</text:span><text:span text:style-name="T32">U</text:span><text:span text:style-name="T37">s pasen. Zunel kr</text:span><text:span text:style-name="T32">U</text:span><text:span text:style-name="T37">s pasen. tan vOsO pru etu sE. s</text:span><text:span text:style-name="T32">U</text:span><text:span text:style-name="T37">nu Okr</text:span><text:span text:style-name="T32">U</text:span><text:span text:style-name="T37">s eru pasen. tan vOs os etu sE un anu doks.</text:span></text:p>
      <text:p text:style-name="P52"/>
      <text:p text:style-name="P43"><text:span text:style-name="T26">sUnusEdasuO, sU </text:span><text:span text:style-name="T23">es s</text:span><text:span text:style-name="T25">U</text:span><text:span text:style-name="T23">nu pasen avum lok o. deb nel brAsO tu tEO s</text:span><text:span text:style-name="T25">U</text:span><text:span text:style-name="T23">nu Okr</text:span><text:span text:style-name="T25">U</text:span><text:span text:style-name="T23">s eru pasen. y den nel brAs te tEO. &lt;es s</text:span><text:span text:style-name="T25">U</text:span><text:span text:style-name="T23">nu pasen avum lok iesw.&gt; krUsO te pasen. nel kr</text:span><text:span text:style-name="T25">U</text:span><text:span text:style-name="T23">s pasen. Zunel kr</text:span><text:span text:style-name="T25">U</text:span><text:span text:style-name="T23">s pasen. tan vOsO pru etu sE. s</text:span><text:span text:style-name="T25">U</text:span><text:span text:style-name="T23">nu Okr</text:span><text:span text:style-name="T25">U</text:span><text:span text:style-name="T23">s eru pasen. tan vOs os etu sE un anu doks.</text:span></text:p>
      <text:p text:style-name="P52"/>
      <text:p text:style-name="P65"><text:span text:style-name="T23">sUnusEdasuO, sU </text:span><text:span text:style-name="T23">es s</text:span><text:span text:style-name="T25">U</text:span><text:span text:style-name="T23">nu pasen avum lok o. deb nel brAsO tu tEO s</text:span><text:span text:style-name="T25">U</text:span><text:span text:style-name="T23">nu Okr</text:span><text:span text:style-name="T25">U</text:span><text:span text:style-name="T23">s eru pasen. y den nel brAs te tEO. &lt;es s</text:span><text:span text:style-name="T25">U</text:span><text:span text:style-name="T23">nu, pasen avum lok iesw.&gt; krUsO te pasen. nel kr</text:span><text:span text:style-name="T25">U</text:span><text:span text:style-name="T23">s pasen. Zunel kr</text:span><text:span text:style-name="T25">U</text:span><text:span text:style-name="T23">s pasen. tan vOsO pru etu sE. s</text:span><text:span text:style-name="T25">U</text:span><text:span text:style-name="T23">nu Okr</text:span><text:span text:style-name="T25">U</text:span><text:span text:style-name="T23">s eru pasen. tan vOs os etu sE un anu doks.</text:span></text:p>
      <text:p text:style-name="P59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40">Markers precede their object (i.e. "for the ball").</text:span><text:span text:style-name="T36"><text:tab/></text:span></text:p>
      <text:p text:style-name="P59">Articles</text:p>
      <text:p text:style-name="P8">Indefinite Singular</text:p>
      <text:p text:style-name="P17">_</text:p>
      <text:p text:style-name="P4"/>
      <text:p text:style-name="P4">Indefinite Plural</text:p>
      <text:p text:style-name="P19">o</text:p>
      <text:p text:style-name="P8"/>
      <text:p text:style-name="P8">Definite Singular</text:p>
      <text:p text:style-name="P24">to</text:p>
      <text:p text:style-name="P8"/>
      <text:p text:style-name="P8">Definite Plural</text:p>
      <text:p text:style-name="P29">eto</text:p>
      <text:p text:style-name="P59">Pronou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5">Number</text:p>
          </table:table-cell>
          <table:table-cell table:style-name="Table4.A1" office:value-type="string">
            <text:p text:style-name="P55">Person</text:p>
          </table:table-cell>
          <table:table-cell table:style-name="Table4.A1" office:value-type="string">
            <text:p text:style-name="P55">English</text:p>
          </table:table-cell>
          <table:table-cell table:style-name="Table4.A1" office:value-type="string">
            <text:p text:style-name="P57">essEo</text:p>
          </table:table-cell>
        </table:table-row>
        <table:table-row table:style-name="Table4.1">
          <table:table-cell table:style-name="Table4.A2" office:value-type="string">
            <text:p text:style-name="P53">Singular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I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</text:p>
          </table:table-cell>
          <table:table-cell table:style-name="Table4.A2" office:value-type="string">
            <text:p text:style-name="P56">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is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at</text:p>
          </table:table-cell>
          <table:table-cell table:style-name="Table4.A2" office:value-type="string">
            <text:p text:style-name="P56">sunA</text:p>
          </table:table-cell>
        </table:table-row>
        <table:table-row table:style-name="Table4.1">
          <table:table-cell table:style-name="Table4.A2" office:value-type="string">
            <text:p text:style-name="P53">Plural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we</text:p>
          </table:table-cell>
          <table:table-cell table:style-name="Table4.A2" office:value-type="string">
            <text:p text:style-name="P56">s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 all</text:p>
          </table:table-cell>
          <table:table-cell table:style-name="Table4.A2" office:value-type="string">
            <text:p text:style-name="P56">t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ese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ose</text:p>
          </table:table-cell>
          <table:table-cell table:style-name="Table4.A2" office:value-type="string">
            <text:p text:style-name="P56">sUnA</text:p>
          </table:table-cell>
        </table:table-row>
      </table:table>
      <text:p text:style-name="P59">Punctuation</text:p>
      <text:p text:style-name="P8">Period</text:p>
      <text:p text:style-name="P26">.</text:p>
      <text:p text:style-name="P8"/>
      <text:p text:style-name="P8">Comma</text:p>
      <text:p text:style-name="P26">,</text:p>
      <text:p text:style-name="P26"/>
      <text:p text:style-name="P8">Quotation Marks</text:p>
      <text:p text:style-name="P26">&lt; &gt;</text:p>
      <text:p text:style-name="P26"/>
      <text:p text:style-name="P8">Question Mark</text:p>
      <text:p text:style-name="P26">#</text:p>
      <text:p text:style-name="P26"/>
      <text:p text:style-name="P8">Exclamatin Mark</text:p>
      <text:p text:style-name="P26">#</text:p>
      <text:p text:style-name="P59">Conjuctions</text:p>
      <text:p text:style-name="P63">And</text:p>
      <text:p text:style-name="P29">+</text:p>
      <text:p text:style-name="P62">Or</text:p>
      <text:p text:style-name="P27">-</text:p>
      <text:p text:style-name="P59">Markers</text:p>
      <text:p text:style-name="P62"><text:span text:style-name="T36">Direct</text:span><text:span text:style-name="T36"> Object</text:span></text:p>
      <text:p text:style-name="P20">li</text:p>
      <text:p text:style-name="P64">Indirect Object</text:p>
      <text:p text:style-name="P20">-</text:p>
      <text:p text:style-name="P63">Possessive</text:p>
      <text:p text:style-name="P24">es</text:p>
      <text:p text:style-name="P59">Verb Tenses</text:p>
      <text:p text:style-name="P10">I owned.</text:p>
      <text:p text:style-name="P17"><text:span text:style-name="T27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6"><text:span text:style-name="T45">ObrAs tu tEO.</text:span><text:span text:style-name="T38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5">brAsO tu tEO.</text:p>
      <text:p text:style-name="P6"/>
      <text:p text:style-name="P6">I stood with you."</text:p>
      <text:p text:style-name="P25">OAgres lu y.</text:p>
      <text:p text:style-name="P4"/>
      <text:p text:style-name="P6">I will be standing with them.</text:p>
      <text:p text:style-name="P31"><text:span text:style-name="T4">ahresO nul lu</text:span><text:span text:style-name="T8"> sUnu</text:span><text:span text:style-name="T4">.</text:span></text:p>
      <text:p text:style-name="P4"/>
      <text:p text:style-name="P7">Progressive Action</text:p>
      <text:p text:style-name="P25">nul</text:p>
      <text:p text:style-name="P5"/>
      <text:p text:style-name="P6">You are owning the night.</text:p>
      <text:p text:style-name="normal"><text:span text:style-name="T6">y brAs nul tu tEO.</text:span><text:span text:style-name="T7"><text:line-break/></text:span></text:p>
      <text:p text:style-name="P6">Completed Action</text:p>
      <text:p text:style-name="P27">dun</text:p>
      <text:p text:style-name="P4"/>
      <text:p text:style-name="P6">You had owned the night.</text:p>
      <text:p text:style-name="P25">y den ObrAs tu tEO.</text:p>
      <text:p text:style-name="P4"/>
      <text:p text:style-name="P4">You have owned the night.</text:p>
      <text:p text:style-name="P20">y den brAs tu tEO.</text:p>
      <text:p text:style-name="P5"/>
      <text:p text:style-name="P4">You will have owned the nights.</text:p>
      <text:p text:style-name="P25">y den brAsO etu tEO.</text:p>
      <text:p text:style-name="P6"/>
      <text:p text:style-name="P6">You had been owning the night.</text:p>
      <text:p text:style-name="P25">y den nel ObrAs tu tEO.</text:p>
      <text:p text:style-name="P4"><text:soft-page-break/></text:p>
      <text:p text:style-name="P4">You have been owning the night.</text:p>
      <text:p text:style-name="P25">y den nel brAs te tEO.</text:p>
      <text:p text:style-name="P4"/>
      <text:p text:style-name="P4">You will be owning the night.</text:p>
      <text:p text:style-name="P24">y den nel brAsO te tEO.</text:p>
      <text:p text:style-name="P8"/>
      <text:p text:style-name="P9">Will you have owned the night?</text:p>
      <text:p text:style-name="P24">?y deb nel brAsO tu tEO?</text:p>
      <text:p text:style-name="P59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4">0</text:p>
          </table:table-cell>
          <table:table-cell table:style-name="Table5.A1" office:value-type="string">
            <text:p text:style-name="P54">1</text:p>
          </table:table-cell>
          <table:table-cell table:style-name="Table5.A1" office:value-type="string">
            <text:p text:style-name="P54">2</text:p>
          </table:table-cell>
          <table:table-cell table:style-name="Table5.A1" office:value-type="string">
            <text:p text:style-name="P54">3</text:p>
          </table:table-cell>
          <table:table-cell table:style-name="Table5.A1" office:value-type="string">
            <text:p text:style-name="P54">4</text:p>
          </table:table-cell>
          <table:table-cell table:style-name="Table5.F1" office:value-type="float" office:value="5">
            <text:p text:style-name="P54">5</text:p>
          </table:table-cell>
          <table:table-cell table:style-name="Table5.F1" office:value-type="float" office:value="6">
            <text:p text:style-name="P54">6</text:p>
          </table:table-cell>
          <table:table-cell table:style-name="Table5.F1" office:value-type="float" office:value="7">
            <text:p text:style-name="P54">7</text:p>
          </table:table-cell>
          <table:table-cell table:style-name="Table5.F1" office:value-type="float" office:value="8">
            <text:p text:style-name="P54">8</text:p>
          </table:table-cell>
          <table:table-cell table:style-name="Table5.F1" office:value-type="float" office:value="9">
            <text:p text:style-name="P54">9</text:p>
          </table:table-cell>
          <table:table-cell table:style-name="Table5.F1" office:value-type="float" office:value="10">
            <text:p text:style-name="P54">10</text:p>
          </table:table-cell>
          <table:table-cell table:style-name="Table5.F1" office:value-type="float" office:value="11">
            <text:p text:style-name="P54">11</text:p>
          </table:table-cell>
        </table:table-row>
        <table:table-row table:style-name="Table5.1">
          <table:table-cell table:style-name="Table5.A2" office:value-type="float" office:value="0">
            <text:p text:style-name="P58">0</text:p>
          </table:table-cell>
          <table:table-cell table:style-name="Table5.A2" office:value-type="float" office:value="1">
            <text:p text:style-name="P58">1</text:p>
          </table:table-cell>
          <table:table-cell table:style-name="Table5.A2" office:value-type="float" office:value="2">
            <text:p text:style-name="P58">2</text:p>
          </table:table-cell>
          <table:table-cell table:style-name="Table5.A2" office:value-type="float" office:value="3">
            <text:p text:style-name="P58">3</text:p>
          </table:table-cell>
          <table:table-cell table:style-name="Table5.A2" office:value-type="float" office:value="4">
            <text:p text:style-name="P58">4</text:p>
          </table:table-cell>
          <table:table-cell table:style-name="Table5.A2" office:value-type="float" office:value="5">
            <text:p text:style-name="P58">5</text:p>
          </table:table-cell>
          <table:table-cell table:style-name="Table5.A2" office:value-type="float" office:value="6">
            <text:p text:style-name="P58">6</text:p>
          </table:table-cell>
          <table:table-cell table:style-name="Table5.A2" office:value-type="float" office:value="7">
            <text:p text:style-name="P58">7</text:p>
          </table:table-cell>
          <table:table-cell table:style-name="Table5.A2" office:value-type="float" office:value="8">
            <text:p text:style-name="P58">8</text:p>
          </table:table-cell>
          <table:table-cell table:style-name="Table5.A2" office:value-type="float" office:value="9">
            <text:p text:style-name="P58">9</text:p>
          </table:table-cell>
          <table:table-cell table:style-name="Table5.K2" office:value-type="string">
            <text:p text:style-name="P58">!</text:p>
          </table:table-cell>
          <table:table-cell table:style-name="Table5.K2" office:value-type="string">
            <text:p text:style-name="P58">@</text:p>
          </table:table-cell>
        </table:table-row>
      </table:table>
      <text:p text:style-name="P23"/>
      <text:p text:style-name="P23"/>
      <text:p text:style-name="P1"/>
      <text:p text:style-name="P8">If necessary, <text:span text:style-name="T47">numbers</text:span> are marked with the <text:span text:style-name="T43">#</text:span> symbol (the # on the keyboard).</text:p>
      <text:p text:style-name="P1"/>
      <text:p text:style-name="P11">195<text:span text:style-name="T44">12</text:span><text:span text:style-name="T48"> = 213</text:span><text:span text:style-name="T44">10</text:span></text:p>
      <text:p text:style-name="P22">#ioO</text:p>
      <text:p text:style-name="P1"/>
      <text:p text:style-name="P11">1063<text:span text:style-name="T44">12</text:span><text:span text:style-name="T48"> = 1803</text:span><text:span text:style-name="T44">10</text:span></text:p>
      <text:p text:style-name="P30">#iwUI</text:p>
      <text:p text:style-name="P4"/>
      <text:p text:style-name="P4">3*4=12<text:span text:style-name="T44"> </text:span></text:p>
      <text:p text:style-name="P48">I,Y=iw</text:p>
      <text:p text:style-name="P4"/>
      <text:p text:style-name="P8"><text:span text:style-name="T35">Positional terms like "1st" and modifiers like "double" are formed with the word for position, </text:span><text:span text:style-name="T41">ok</text:span><text:span text:style-name="T35">, followed by the number.</text:span></text:p>
      <text:p text:style-name="P6"/>
      <text:p text:style-name="P8"><text:span text:style-name="T35">The word for "double" or "2nd" is </text:span><text:span text:style-name="T42">o</text:span><text:span text:style-name="T41">kY</text:span><text:span text:style-name="T35">.</text:span></text:p>
      <text:p text:style-name="P60">Calendar</text:p>
      <text:p text:style-name="P13">There is a 13 month, 28 day calendar.</text:p>
      <text:p text:style-name="P59">Examples</text:p>
      <text:p text:style-name="P3">Deroetixuxa</text:p>
      <text:p text:style-name="P17">derOetiksUksu</text:p>
      <text:p text:style-name="P3"/>
      <text:p text:style-name="P38">Aono and Ecssiah</text:p>
      <text:p text:style-name="P40">AOno un ekssEo</text:p>
      <text:p text:style-name="P44"/>
      <text:p text:style-name="P44">Good and Evil</text:p>
      <text:p text:style-name="P40">AOn un gw</text:p>
      <text:p text:style-name="P44"/>
      <text:p text:style-name="P41">Beginning and Ending</text:p>
      <text:p text:style-name="P34">ok un ko</text:p>
      <text:p text:style-name="P41"/>
      <text:p text:style-name="P45"><text:span text:style-name="T33">Female</text:span> and <text:span text:style-name="T33">Male</text:span></text:p>
      <text:p text:style-name="P42">nEob un sen</text:p>
      <text:p text:style-name="P39"/>
      <text:p text:style-name="P45">Spirit and Soul</text:p>
      <text:p text:style-name="P33">sun un Aden</text:p>
      <text:p text:style-name="P44"/>
      <text:p text:style-name="P45">We own the night.</text:p>
      <text:p text:style-name="P34">sU brAs tu tEO.</text:p>
      <text:p text:style-name="P46"/>
      <text:p text:style-name="P46">We own nights.</text:p>
      <text:p text:style-name="P49"><text:span text:style-name="T35">s</text:span><text:span text:style-name="T31">U</text:span><text:span text:style-name="T35"> brAs </text:span><text:span text:style-name="T9">etu </text:span><text:span text:style-name="T35">tEO.</text:span></text:p>
      <text:p text:style-name="P46"/>
      <text:p text:style-name="P46">Nights, we own.</text:p>
      <text:p text:style-name="P50"><text:span text:style-name="T1">li ete tEO s</text:span><text:span text:style-name="T28">U</text:span><text:span text:style-name="T1"> brAs.</text:span></text:p>
      <text:p text:style-name="P46"/>
      <text:p text:style-name="P46">They wrote the documents.</text:p>
      <text:p text:style-name="P49"><text:span text:style-name="T35">s</text:span><text:span text:style-name="T31">U</text:span><text:span text:style-name="T35">nu Okr</text:span><text:span text:style-name="T31">U</text:span><text:span text:style-name="T35">s eru pasen.</text:span></text:p>
      <text:p text:style-name="P46"/>
      <text:p text:style-name="P45">I will write the document.</text:p>
      <text:p text:style-name="P34">krUsO te pasen.</text:p>
      <text:p text:style-name="P45"/>
      <text:p text:style-name="P45">Literal: Their document has zero principles.</text:p>
      <text:p text:style-name="P45">Natural: Their document has no principles.</text:p>
      <text:p text:style-name="P50"><text:span text:style-name="T2">es s</text:span><text:span text:style-name="T29">U</text:span><text:span text:style-name="T2">nu pasen avum lok o.</text:span></text:p>
      <text:p text:style-name="P37"/>
      <text:p text:style-name="P45">Our document has good principles.</text:p>
      <text:p text:style-name="P50"><text:span text:style-name="T46">es s</text:span><text:span text:style-name="T34">U </text:span><text:span text:style-name="T46">pasen avum AOn lok o.</text:span></text:p>
      <text:p text:style-name="P47"/>
      <text:p text:style-name="P47">Are you writing a document?</text:p>
      <text:p text:style-name="P50"><text:span text:style-name="T5">?U nel kr</text:span><text:span text:style-name="T30">U</text:span><text:span text:style-name="T5">s pasen?</text:span></text:p>
      <text:p text:style-name="P47"/>
      <text:p text:style-name="P47">Yes, I am writing a document.</text:p>
      <text:p text:style-name="P50"><text:span text:style-name="T5">Zu, nel kr</text:span><text:span text:style-name="T30">U</text:span><text:span text:style-name="T5">s pasen.</text:span></text:p>
      <text:p text:style-name="P47"/>
      <text:p text:style-name="P47">He has good intentions!</text:p>
      <text:p text:style-name="P50"><text:span text:style-name="T5">!sonu avum </text:span><text:span text:style-name="T30">etu w</text:span><text:span text:style-name="T5">tOs AOn!</text:span></text:p>
      <text:p text:style-name="P47"/>
      <text:p text:style-name="P47">Are those people evil?!</text:p>
      <text:p text:style-name="P50"><text:span text:style-name="T5">;s</text:span><text:span text:style-name="T30">U</text:span><text:span text:style-name="T5">nA sE go</text:span><text:span text:style-name="T30">w;</text:span></text:p>
      <text:p text:style-name="P47"/>
      <text:p text:style-name="P47">No, these people are good!</text:p>
      <text:p text:style-name="P50"><text:span text:style-name="T5">!no, s</text:span><text:span text:style-name="T30">U</text:span><text:span text:style-name="T5">nA sE AOn!</text:span></text:p>
      <text:p text:style-name="P47"/>
      <text:p text:style-name="P47">I will stress the principles!</text:p>
      <text:p text:style-name="P35">!zonO etu lok!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1-12T19:01:34</dc:date>
    <meta:editing-duration>P5DT18H29M21S</meta:editing-duration>
    <meta:editing-cycles>1384</meta:editing-cycles>
    <meta:generator>OpenOffice/4.1.15$Unix OpenOffice.org_project/4115m2$Build-9813</meta:generator>
    <dc:creator>Michael Chapman</dc:creator>
    <meta:document-statistic meta:table-count="2" meta:image-count="0" meta:object-count="0" meta:page-count="2" meta:paragraph-count="200" meta:word-count="741" meta:character-count="3557"/>
  </office:meta>
</office:document-meta>
</file>